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199c21" officeooo:paragraph-rsid="00199c21"/>
    </style:style>
    <style:style style:name="P2" style:family="paragraph" style:parent-style-name="Text_20_body">
      <style:text-properties fo:color="#000000" officeooo:rsid="00199c21" officeooo:paragraph-rsid="0019d232"/>
    </style:style>
    <style:style style:name="P3" style:family="paragraph" style:parent-style-name="Text_20_body">
      <style:text-properties fo:color="#000000" officeooo:rsid="00199c21" officeooo:paragraph-rsid="001bb01b"/>
    </style:style>
    <style:style style:name="P4" style:family="paragraph" style:parent-style-name="Text_20_body">
      <style:text-properties fo:color="#000000" officeooo:rsid="0019d232" officeooo:paragraph-rsid="0019d232"/>
    </style:style>
    <style:style style:name="P5" style:family="paragraph" style:parent-style-name="Text_20_body">
      <style:text-properties fo:color="#000000" officeooo:rsid="0019d232" officeooo:paragraph-rsid="001bb01b"/>
    </style:style>
    <style:style style:name="P6" style:family="paragraph" style:parent-style-name="Text_20_body">
      <style:text-properties fo:color="#000000" officeooo:rsid="001b6680" officeooo:paragraph-rsid="00199c21"/>
    </style:style>
    <style:style style:name="P7" style:family="paragraph" style:parent-style-name="Text_20_body">
      <style:text-properties fo:color="#000000" fo:font-weight="bold" officeooo:rsid="001ba4b2" officeooo:paragraph-rsid="001ba4b2" style:font-weight-asian="bold" style:font-weight-complex="bold"/>
    </style:style>
    <style:style style:name="P8" style:family="paragraph" style:parent-style-name="Text_20_body">
      <style:text-properties fo:color="#000000" fo:font-weight="bold" officeooo:rsid="00199c21" officeooo:paragraph-rsid="001bb01b" style:font-weight-asian="bold" style:font-weight-complex="bold"/>
    </style:style>
    <style:style style:name="P9" style:family="paragraph" style:parent-style-name="Text_20_body">
      <style:text-properties fo:color="#000000" fo:font-weight="bold" officeooo:rsid="00199c21" officeooo:paragraph-rsid="00199c21" style:font-weight-asian="bold" style:font-weight-complex="bold"/>
    </style:style>
    <style:style style:name="P10" style:family="paragraph" style:parent-style-name="Text_20_body">
      <style:text-properties fo:color="#000000" fo:font-weight="bold" officeooo:rsid="0019d232" officeooo:paragraph-rsid="001bb01b" style:font-weight-asian="bold" style:font-weight-complex="bold"/>
    </style:style>
    <style:style style:name="P11" style:family="paragraph" style:parent-style-name="Preformatted_20_Text">
      <style:text-properties fo:color="#000000" officeooo:rsid="00199c21" officeooo:paragraph-rsid="00199c21"/>
    </style:style>
    <style:style style:name="P12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</style:style>
    <style:style style:name="P13" style:family="paragraph" style:parent-style-name="Preformatted_20_Text">
      <style:paragraph-properties fo:margin-top="0in" fo:margin-bottom="0.1965in" loext:contextual-spacing="false" fo:padding="0.0201in" fo:border="0.06pt solid #ffa6a6" style:shadow="#ffd8ce 0.0693in 0.0693in"/>
    </style:style>
    <style:style style:name="P14" style:family="paragraph" style:parent-style-name="Preformatted_20_Text">
      <style:paragraph-properties fo:padding="0.0201in" fo:border="0.06pt solid #ffa6a6" style:shadow="#ffd7d7 0.0693in 0.0693in"/>
    </style:style>
    <style:style style:name="P15" style:family="paragraph" style:parent-style-name="Preformatted_20_Text">
      <style:paragraph-properties fo:padding="0.0201in" fo:border="0.06pt solid #ffa6a6" style:shadow="#ffd7d7 0.0693in 0.0693in"/>
      <style:text-properties fo:color="#000000" officeooo:rsid="00199c21" officeooo:paragraph-rsid="00199c21"/>
    </style:style>
    <style:style style:name="P16" style:family="paragraph" style:parent-style-name="Standard">
      <style:paragraph-properties fo:padding="0.0201in" fo:border="0.06pt solid #ffa6a6" style:shadow="#ffd7d7 0.0693in 0.0693in"/>
      <style:text-properties officeooo:rsid="001b6680" officeooo:paragraph-rsid="001b6680"/>
    </style:style>
    <style:style style:name="P17" style:family="paragraph" style:parent-style-name="Preformatted_20_Text">
      <style:paragraph-properties fo:padding="0.0201in" fo:border="0.06pt solid #ffa6a6" style:shadow="#ffd8ce 0.0693in 0.0693in"/>
    </style:style>
    <style:style style:name="P18" style:family="paragraph" style:parent-style-name="Preformatted_20_Text">
      <style:paragraph-properties fo:padding="0.0201in" fo:border="0.06pt solid #ffa6a6" style:shadow="#ffd8ce 0.0693in 0.0693in"/>
      <style:text-properties fo:color="#000000" officeooo:rsid="0019d232" officeooo:paragraph-rsid="0019d232"/>
    </style:style>
    <style:style style:name="P19" style:family="paragraph" style:parent-style-name="Text_20_body">
      <style:paragraph-properties fo:margin-top="0in" fo:margin-bottom="0in" loext:contextual-spacing="false" fo:padding="0.0201in" fo:border="0.06pt solid #ffa6a6" style:shadow="#ffd7d7 0.0693in 0.0693in"/>
      <style:text-properties fo:color="#000000" officeooo:rsid="001b6680" officeooo:paragraph-rsid="001b6680"/>
    </style:style>
    <style:style style:name="P20" style:family="paragraph" style:parent-style-name="Text_20_body">
      <style:paragraph-properties fo:margin-top="0in" fo:margin-bottom="0in" loext:contextual-spacing="false" fo:padding="0.0201in" fo:border="0.06pt solid #ffa6a6" style:shadow="#ffd7d7 0.0693in 0.0693in"/>
      <style:text-properties fo:color="#729fcf" officeooo:rsid="00199c21" officeooo:paragraph-rsid="001b6680"/>
    </style:style>
    <style:style style:name="P21" style:family="paragraph" style:parent-style-name="Preformatted_20_Text">
      <style:text-properties officeooo:paragraph-rsid="0019d232"/>
    </style:style>
    <style:style style:name="P22" style:family="paragraph" style:parent-style-name="Heading_20_2">
      <style:text-properties fo:color="#729fcf"/>
    </style:style>
    <style:style style:name="P23" style:family="paragraph" style:parent-style-name="Heading_20_3">
      <style:text-properties fo:color="#729fcf" officeooo:rsid="002b0a93" officeooo:paragraph-rsid="00199c21"/>
    </style:style>
    <style:style style:name="P24" style:family="paragraph" style:parent-style-name="Text_20_body">
      <style:text-properties fo:color="#729fcf" officeooo:rsid="00199c21" officeooo:paragraph-rsid="00199c21"/>
    </style:style>
    <style:style style:name="P25" style:family="paragraph" style:parent-style-name="Text_20_body">
      <style:text-properties fo:color="#000000" officeooo:rsid="00199c21" officeooo:paragraph-rsid="0023dd31"/>
    </style:style>
    <style:style style:name="P26" style:family="paragraph" style:parent-style-name="Text_20_body">
      <style:text-properties fo:color="#000000" officeooo:rsid="0019d232" officeooo:paragraph-rsid="0023dd31"/>
    </style:style>
    <style:style style:name="T1" style:family="text">
      <style:text-properties officeooo:rsid="00199c21"/>
    </style:style>
    <style:style style:name="T2" style:family="text">
      <style:text-properties officeooo:rsid="0019d2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01b" style:font-weight-asian="bold" style:font-weight-complex="bold"/>
    </style:style>
    <style:style style:name="T5" style:family="text">
      <style:text-properties fo:font-weight="bold" officeooo:rsid="001de46b" style:font-weight-asian="bold" style:font-weight-complex="bold"/>
    </style:style>
    <style:style style:name="T6" style:family="text">
      <style:text-properties officeooo:rsid="001bb01b"/>
    </style:style>
    <style:style style:name="T7" style:family="text">
      <style:text-properties officeooo:rsid="001de46b"/>
    </style:style>
    <style:style style:name="T8" style:family="text">
      <style:text-properties officeooo:rsid="001f3b58"/>
    </style:style>
    <style:style style:name="T9" style:family="text">
      <style:text-properties officeooo:rsid="0023dd3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859*" fo:start-indent="0in" fo:end-indent="0.1in"/>
          <style:column style:rel-width="6113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3">Day <text:span text:style-name="T1">10 – Reading in files</text:span></text:h>
      <text:p text:style-name="P24"/>
      <text:p text:style-name="P7">Cool perk of cin:</text:p>
      <text:section text:style-name="Sect1" text:name="Section1">
        <text:p text:style-name="P16">int j, k;</text:p>
        <text:p text:style-name="P16">k=0;</text:p>
        <text:p text:style-name="P16">cin &gt;&gt; j;</text:p>
        <text:p text:style-name="P16">while ( <text:s text:c="16"/>) {</text:p>
        <text:p text:style-name="P16"><text:tab/>k = k + j;</text:p>
        <text:p text:style-name="P16"><text:tab/>cin &gt;&gt; j;</text:p>
        <text:p text:style-name="P16">}</text:p>
        <text:p text:style-name="P16">cout &lt;&lt; k &lt;&lt; endl;</text:p>
        <text:p text:style-name="P6"/>
        <text:p text:style-name="P19">int j, k;</text:p>
        <text:p text:style-name="P19">k = 0;</text:p>
        <text:p text:style-name="P19">while ( <text:s text:c="25"/><text:span text:style-name="T9">)</text:span>{</text:p>
        <text:p text:style-name="P19"><text:tab/>k = k + j;</text:p>
        <text:p text:style-name="P19">}</text:p>
        <text:p text:style-name="P19">cout &lt;&lt; k &lt;&lt; endl;</text:p>
        <text:p text:style-name="P20"/>
      </text:section>
      <text:h text:style-name="P22" text:outline-level="2">Reading from a file:</text:h>
      <text:section text:style-name="Sect2" text:name="Section2">
        <text:p text:style-name="P1"><text:span text:style-name="T3">Libraries:</text:span> </text:p>
        <text:p text:style-name="P1"><text:span text:style-name="T3">Object: </text:span><text:s text:c="2"/></text:p>
        <text:p text:style-name="P1"><text:tab/> <text:s text:c="3"/></text:p>
        <text:p text:style-name="P1"/>
        <text:p text:style-name="P8">Reading in char, int, string, . . . </text:p>
        <text:p text:style-name="P3"><text:tab/></text:p>
        <text:p text:style-name="P25"><text:tab/></text:p>
        <text:p text:style-name="P25"><text:s/></text:p>
        <text:p text:style-name="P1"/>
        <text:p text:style-name="P10">What happens when the file ends?</text:p>
        <text:p text:style-name="P26"><text:tab/></text:p>
        <text:p text:style-name="P26"/>
        <text:p text:style-name="P5"><text:tab/></text:p>
        <text:p text:style-name="P1"/>
        <text:p text:style-name="P8">Closing a file:</text:p>
        <text:p text:style-name="P5"><text:tab/> <text:s text:c="3"/></text:p>
        <text:p text:style-name="P3"/>
        <text:p text:style-name="P15"><text:bookmark text:name="cb4-1"/><text:span text:style-name="Source_20_Text">#include &lt;iostream&gt;</text:span></text:p>
        <text:p text:style-name="P14"><text:span text:style-name="Source_20_Text"><text:span text:style-name="T3"/></text:span></text:p>
        <text:p text:style-name="P14"><text:bookmark text:name="cb4-3"/><text:span text:style-name="Source_20_Text">using namespace std;</text:span></text:p>
        <text:p text:style-name="P14"><text:bookmark text:name="cb4-4"/></text:p>
        <text:p text:style-name="P14"><text:bookmark text:name="cb4-5"/><text:span text:style-name="Source_20_Text">int main()</text:span><text:bookmark text:name="cb4-6"/><text:span text:style-name="Source_20_Text"> {</text:span></text:p>
        <text:p text:style-name="P14"><text:bookmark text:name="cb4-7"/><text:span text:style-name="Source_20_Text"><text:s text:c="2"/>// Create istream object that reads from file </text:span></text:p>
        <text:p text:style-name="P14"><text:bookmark text:name="cb4-8"/><text:span text:style-name="Source_20_Text"><text:s text:c="2"/></text:span></text:p>
        <text:p text:style-name="P14"><text:bookmark text:name="cb4-9"/></text:p>
        <text:p text:style-name="P14"><text:bookmark text:name="cb4-10"/><text:span text:style-name="Source_20_Text"><text:s text:c="2"/>// Loop and add as long as more ints can be read</text:span></text:p>
        <text:p text:style-name="P14"><text:bookmark text:name="cb4-11"/><text:span text:style-name="Source_20_Text"><text:s text:c="2"/>int j, k;</text:span></text:p>
        <text:p text:style-name="P14"><text:bookmark text:name="cb4-12"/><text:span text:style-name="Source_20_Text"><text:s text:c="2"/>k = 0;</text:span></text:p>
        <text:p text:style-name="P14"><text:bookmark text:name="cb4-13"/><text:span text:style-name="Source_20_Text"><text:s text:c="2"/>while ( </text:span><text:span text:style-name="Source_20_Text"><text:span text:style-name="T3"><text:s text:c="14"/></text:span></text:span><text:span text:style-name="Source_20_Text">) {</text:span></text:p>
        <text:p text:style-name="P14"><text:bookmark text:name="cb4-15"/><text:span text:style-name="Source_20_Text"><text:s text:c="4"/>k = k + j;</text:span></text:p>
        <text:p text:style-name="P14"><text:bookmark text:name="cb4-16"/><text:span text:style-name="Source_20_Text"><text:s text:c="2"/>}</text:span></text:p>
        <text:p text:style-name="P14"><text:span text:style-name="Source_20_Text"><text:s text:c="2"/>// </text:span><text:span text:style-name="Source_20_Text"><text:span text:style-name="T6">Close file</text:span></text:span></text:p>
        <text:p text:style-name="P14"><text:span text:style-name="Source_20_Text"><text:s text:c="2"/></text:span></text:p>
        <text:p text:style-name="P14"><text:bookmark text:name="cb4-18"/><text:span text:style-name="Source_20_Text"><text:s text:c="2"/>// Print out sum of all int's read</text:span></text:p>
        <text:p text:style-name="P14"><text:bookmark text:name="cb4-19"/><text:span text:style-name="Source_20_Text"><text:s text:c="2"/>cout &lt;&lt; k &lt;&lt; endl;</text:span></text:p>
        <text:p text:style-name="P14"><text:bookmark text:name="cb4-20"/></text:p>
        <text:p text:style-name="P14"><text:bookmark text:name="cb4-21"/><text:span text:style-name="Source_20_Text"><text:s text:c="2"/>return 0;</text:span></text:p>
        <text:p text:style-name="P12"><text:bookmark text:name="cb4-22"/><text:span text:style-name="Source_20_Text">}</text:span></text:p>
      </text:section>
      <text:p text:style-name="P9"><text:soft-page-break/>Ensuring <text:span text:style-name="T2">the</text:span> file exists and you can indeed read in values:</text:p>
      <text:p text:style-name="P1"><text:tab/></text:p>
      <text:p text:style-name="P1"><text:tab/></text:p>
      <text:p text:style-name="P1"/>
      <text:p text:style-name="P2"/>
      <text:h text:style-name="P22" text:outline-level="2">Writing to a file:</text:h>
      <text:p text:style-name="P2"><text:span text:style-name="T3">Libraries:</text:span> </text:p>
      <text:p text:style-name="P2"><text:span text:style-name="T3">Object:</text:span> <text:s text:c="4"/></text:p>
      <text:p text:style-name="P2"><text:tab/></text:p>
      <text:p text:style-name="P4"/>
      <text:p text:style-name="P18"><text:bookmark text:name="cb9-1"/><text:span text:style-name="Source_20_Text">#include &lt;iostream&gt;</text:span></text:p>
      <text:p text:style-name="P17"><text:span text:style-name="Source_20_Text"><text:span text:style-name="T3"/></text:span></text:p>
      <text:p text:style-name="P17"><text:span text:style-name="Source_20_Text"><text:span text:style-name="T3"/></text:span></text:p>
      <text:p text:style-name="P17"><text:bookmark text:name="cb9-3"/><text:span text:style-name="Source_20_Text">using namespace std;</text:span></text:p>
      <text:p text:style-name="P17"><text:bookmark text:name="cb9-4"/></text:p>
      <text:p text:style-name="P17"><text:bookmark text:name="cb9-5"/><text:span text:style-name="Source_20_Text">int main()</text:span></text:p>
      <text:p text:style-name="P17"><text:bookmark text:name="cb9-6"/><text:span text:style-name="Source_20_Text">{</text:span></text:p>
      <text:p text:style-name="P17"><text:bookmark text:name="cb9-7"/><text:span text:style-name="Source_20_Text"><text:s text:c="2"/>// Create ostream object that writes to file outfile</text:span></text:p>
      <text:p text:style-name="P17"><text:span text:style-name="Source_20_Text"/></text:p>
      <text:p text:style-name="P17"><text:bookmark text:name="cb9-8"/><text:span text:style-name="Source_20_Text"><text:s/></text:span><text:span text:style-name="Source_20_Text"><text:span text:style-name="T3"><text:s/></text:span></text:span></text:p>
      <text:p text:style-name="P17"><text:bookmark text:name="cb9-9"/></text:p>
      <text:p text:style-name="P17"><text:bookmark text:name="cb9-10"/><text:span text:style-name="Source_20_Text"><text:s text:c="2"/>// Write 1 through 10 on separate lines</text:span></text:p>
      <text:p text:style-name="P17"><text:bookmark text:name="cb9-11"/><text:span text:style-name="Source_20_Text"><text:s text:c="2"/>int i;</text:span></text:p>
      <text:p text:style-name="P17"><text:bookmark text:name="cb9-12"/><text:span text:style-name="Source_20_Text"><text:s text:c="2"/>i = 1;</text:span></text:p>
      <text:p text:style-name="P17"><text:bookmark text:name="cb9-13"/><text:span text:style-name="Source_20_Text"><text:s text:c="2"/>while(i &lt;= 10)</text:span></text:p>
      <text:p text:style-name="P17"><text:bookmark text:name="cb9-14"/><text:span text:style-name="Source_20_Text"><text:s text:c="2"/>{</text:span></text:p>
      <text:p text:style-name="P17"><text:span text:style-name="Source_20_Text"/></text:p>
      <text:p text:style-name="P17"><text:bookmark text:name="cb9-15"/><text:span text:style-name="Source_20_Text"><text:s text:c="4"/></text:span></text:p>
      <text:p text:style-name="P17"><text:bookmark text:name="cb9-16"/><text:span text:style-name="Source_20_Text"><text:s text:c="4"/>i = i + 1;</text:span></text:p>
      <text:p text:style-name="P17"><text:bookmark text:name="cb9-17"/><text:span text:style-name="Source_20_Text"><text:s text:c="2"/>}</text:span></text:p>
      <text:p text:style-name="P17"><text:span text:style-name="Source_20_Text"><text:s text:c="2"/></text:span></text:p>
      <text:p text:style-name="P17"><text:bookmark text:name="cb9-18"/></text:p>
      <text:p text:style-name="P17"><text:bookmark text:name="cb9-19"/><text:span text:style-name="Source_20_Text"><text:s text:c="2"/>return 0;</text:span></text:p>
      <text:p text:style-name="P13"><text:bookmark text:name="cb9-20"/><text:span text:style-name="Source_20_Text">}</text:span></text:p>
      <text:p text:style-name="P4"><text:span text:style-name="T3">??</text:span> Say th<text:span text:style-name="T7">e</text:span> name <text:span text:style-name="T7">chosen </text:span>is already being used. What can you do to ensure you don’t write over someone’s file ?</text:p>
      <text:p text:style-name="P4"/>
      <text:p text:style-name="P21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3:59:13.666621261</meta:creation-date>
    <dc:date>2022-09-10T15:18:11.070406065</dc:date>
    <meta:editing-duration>PT1H13M3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71" meta:word-count="222" meta:character-count="1078" meta:non-whitespace-character-count="767"/>
  </office:meta>
</office:document-meta>
</file>